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fo:language="en" fo:country="US" fo:font-weight="normal" officeooo:rsid="00170313" officeooo:paragraph-rsid="00170313" style:font-size-asian="10.5pt" style:font-weight-asian="normal" style:font-size-complex="12pt" style:font-weight-complex="normal"/>
    </style:style>
    <style:style style:name="P2" style:family="paragraph" style:parent-style-name="Text_20_body" style:list-style-name="L1">
      <style:paragraph-properties fo:line-height="200%"/>
      <style:text-properties fo:language="en" fo:country="US"/>
    </style:style>
    <style:style style:name="P3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30c7aa" officeooo:paragraph-rsid="0030c7aa" style:font-size-asian="12pt" style:font-weight-asian="normal" style:font-size-complex="12pt" style:font-weight-complex="normal"/>
    </style:style>
    <style:style style:name="T1" style:family="text">
      <style:text-properties officeooo:rsid="002d4bcf"/>
    </style:style>
    <style:style style:name="T2" style:family="text">
      <style:text-properties officeooo:rsid="00377b85"/>
    </style:style>
    <style:style style:name="T3" style:family="text">
      <style:text-properties style:text-underline-style="solid" style:text-underline-type="double" style:text-underline-width="auto" style:text-underline-color="font-color" officeooo:rsid="00377b85"/>
    </style:style>
    <style:style style:name="T4" style:family="text">
      <style:text-properties style:text-underline-style="solid" style:text-underline-type="double" style:text-underline-width="auto" style:text-underline-color="font-color" fo:font-weight="bold" officeooo:rsid="00377b85" style:font-weight-asian="bold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 fo:font-weight="normal" officeooo:rsid="00377b85" style:font-weight-asian="normal" style:font-weight-complex="normal"/>
    </style:style>
    <style:style style:name="T6" style:family="text">
      <style:text-properties officeooo:rsid="00391f1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377b85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 text:is-list-header="true"><text:span text:style-name="T1">F</text:span>urniture.</text:h>
      <text:p text:style-name="P1"/>
      <text:section text:style-name="Sect1" text:name="Section1">
        <text:list xml:id="list2463101317" text:style-name="L1">
          <text:list-item>
            <text:p text:style-name="P2">Armchair.</text:p>
          </text:list-item>
          <text:list-item>
            <text:p text:style-name="P2">Bed.</text:p>
          </text:list-item>
          <text:list-item>
            <text:p text:style-name="P2">Bench.</text:p>
          </text:list-item>
          <text:list-item>
            <text:p text:style-name="P2">Bookshelf.</text:p>
          </text:list-item>
          <text:list-item>
            <text:p text:style-name="P2"><text:span text:style-name="T2">B</text:span>unk <text:span text:style-name="T2">B</text:span>ed.</text:p>
          </text:list-item>
          <text:list-item>
            <text:p text:style-name="P2">Cabinets.</text:p>
          </text:list-item>
          <text:list-item>
            <text:p text:style-name="P2">Chair.</text:p>
          </text:list-item>
          <text:list-item>
            <text:p text:style-name="P2">Closet.</text:p>
          </text:list-item>
          <text:list-item>
            <text:p text:style-name="P2"><text:span text:style-name="T2">C</text:span>oat <text:span text:style-name="T2">R</text:span>ack.</text:p>
          </text:list-item>
          <text:list-item>
            <text:p text:style-name="P2"><text:span text:style-name="T6">C</text:span>offee <text:span text:style-name="T6">T</text:span>able.</text:p>
          </text:list-item>
          <text:list-item>
            <text:p text:style-name="P2">Couch.</text:p>
          </text:list-item>
          <text:list-item>
            <text:p text:style-name="P2">Cradle.</text:p>
          </text:list-item>
          <text:list-item>
            <text:p text:style-name="P2">Crib.</text:p>
          </text:list-item>
          <text:list-item>
            <text:p text:style-name="P2">Drawer.</text:p>
          </text:list-item>
          <text:list-item>
            <text:p text:style-name="P2"><text:span text:style-name="T10">D</text:span><text:span text:style-name="T9">resser</text:span>.</text:p>
          </text:list-item>
          <text:list-item>
            <text:p text:style-name="P2"><text:span text:style-name="T2">H</text:span>ammock.</text:p>
          </text:list-item>
          <text:list-item>
            <text:p text:style-name="P2"><text:span text:style-name="T2">I</text:span>roning board.</text:p>
          </text:list-item>
          <text:list-item>
            <text:p text:style-name="P2"><text:span text:style-name="T2">N</text:span>ightstand.</text:p>
          </text:list-item>
          <text:list-item>
            <text:p text:style-name="P2"><text:span text:style-name="T2">R</text:span>ocking chair.</text:p>
          </text:list-item>
          <text:list-item>
            <text:p text:style-name="P2"><text:span text:style-name="T2">S</text:span>helf.</text:p>
          </text:list-item>
          <text:list-item>
            <text:p text:style-name="P2"><text:span text:style-name="T2">S</text:span>ofa <text:span text:style-name="T2">B</text:span>ed.</text:p>
          </text:list-item>
          <text:list-item>
            <text:p text:style-name="P2"><text:span text:style-name="T2">S</text:span>ofa.</text:p>
          </text:list-item>
          <text:list-item>
            <text:p text:style-name="P2"><text:span text:style-name="T2">S</text:span>tools.</text:p>
          </text:list-item>
          <text:list-item>
            <text:p text:style-name="P2"><text:span text:style-name="T2">S</text:span>wivel <text:span text:style-name="T2">C</text:span>hair.</text:p>
          </text:list-item>
          <text:list-item>
            <text:p text:style-name="P2"><text:span text:style-name="T2">T</text:span>able.</text:p>
          </text:list-item>
          <text:list-item>
            <text:p text:style-name="P2">TV <text:span text:style-name="T2">R</text:span>ack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2T10:48:39.583000000</dc:date>
    <dc:creator>E G</dc:creator>
    <meta:editing-duration>PT3H50M17S</meta:editing-duration>
    <meta:editing-cycles>30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7" meta:word-count="61" meta:character-count="296" meta:non-whitespace-character-count="288"/>
  </office:meta>
</office:document-meta>
</file>